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style:style style:name="P4" style:family="paragraph" style:parent-style-name="Standard">
      <style:paragraph-properties fo:line-height="150%"/>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2</text:p>
      <text:p text:style-name="P2">Scheduling</text:p>
      <text:p text:style-name="P1"/>
      <text:p text:style-name="P1"/>
      <text:p text:style-name="P1">0.<text:tab/>God says processes can run concurrently. Then there comes scheduling.<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tab/>}</text:p>
      <text:p text:style-name="P1"><text:tab/>}</text:p>
      <text:p text:style-name="P1"><text:tab/>// Set the program's entry point.</text:p>
      <text:p text:style-name="P1"><text:tab/>e-&gt;env_tf.tf_eip = env_elf-&gt;e_entry;</text:p>
      <text:p text:style-name="P1"><text:soft-page-break/></text:p>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To start a given environment running in user mode.</text:p>
      <text:p text:style-name="P1"><text:tab/>// PART 1</text:p>
      <text:p text:style-name="P1"><text:soft-page-break/><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4"><text:span text:style-name="T2"><text:tab/>env_pop_tf(&amp;(e-&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rapframe with the 'iret' instruction, and exit the kernel and starts executing some 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1938100865" text:style-name="L1">
        <text:list-header>
          <text:p text:style-name="P6"><text:span text:style-name="Source_20_Text"><text:span text:style-name="T1">i386_init</text:span></text:span></text:p>
          <text:list>
            <text:list-header>
              <text:p text:style-name="P6"><text:span text:style-name="Source_20_Text"><text:span text:style-name="T1">cons_init</text:span></text:span></text:p>
              <text:p text:style-name="P6"><text:span text:style-name="Source_20_Text"><text:span text:style-name="T1">i386_detect_memory</text:span></text:span></text:p>
              <text:p text:style-name="P6"><text:span text:style-name="Source_20_Text"><text:span text:style-name="T1">i386_vm_init</text:span></text:span></text:p>
              <text:p text:style-name="P6"><text:span text:style-name="Source_20_Text"><text:span text:style-name="T1">page_init</text:span></text:span></text:p>
              <text:p text:style-name="P6"><text:span text:style-name="Source_20_Text"><text:span text:style-name="T1">env_init</text:span></text:span></text:p>
              <text:p text:style-name="P6"><text:span text:style-name="Source_20_Text"><text:span text:style-name="T1">idt_init </text:span></text:span><text:span text:style-name="T1">(still incomplete at this point)</text:span></text:p>
              <text:p text:style-name="P6"><text:span text:style-name="Source_20_Text"><text:span text:style-name="T1">env_create</text:span></text:span></text:p>
              <text:p text:style-name="P6"><text:span text:style-name="Source_20_Text"><text:span text:style-name="T1">env_run</text:span></text:span></text:p>
              <text:list>
                <text:list-header>
                  <text:p text:style-name="P5"><text:span text:style-name="Source_20_Text"><text:span text:style-name="T1">env_pop_tf<text:line-break/></text:span></text:span></text:p>
                </text:list-header>
              </text:list>
            </text:list-header>
          </text:list>
        </text:list-header>
      </text:list>
      <text:p text:style-name="P1"><text:soft-page-break/>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tab/>TRAPHANDLER_NOEC(divide_error, T_DIVIDE)</text:p>
      <text:p text:style-name="P1"><text:tab/>TRAPHANDLER_NOEC(debug_exception, T_DEBUG)</text:p>
      <text:p text:style-name="P1"><text:tab/>TRAPHANDLER_NOEC(nmi_interrupt, T_NMI)</text:p>
      <text:p text:style-name="P1"><text:tab/>TRAPHANDLER_NOEC(breakpoint, T_BRKPT)</text:p>
      <text:p text:style-name="P1"><text:tab/>TRAPHANDLER_NOEC(overflow, T_OFLOW)</text:p>
      <text:p text:style-name="P1"><text:tab/>TRAPHANDLER_NOEC(bound_check, T_BOUND)</text:p>
      <text:p text:style-name="P1"><text:tab/>TRAPHANDLER_NOEC(illegal_opcode, T_ILLOP)</text:p>
      <text:p text:style-name="P1"><text:tab/>TRAPHANDLER_NOEC(device_not_availabel, T_DEVICE)</text:p>
      <text:p text:style-name="P1"/>
      <text:p text:style-name="P1"><text:tab/>TRAPHANDLER(double_fault T_DBLFLT)</text:p>
      <text:p text:style-name="P1"/>
      <text:p text:style-name="P1"><text:tab/>TRAPHANDLER(invalid_tss, T_TSS)</text:p>
      <text:p text:style-name="P1"><text:tab/>TRAPHANDLER(segment_not_present, T_SEGNP)</text:p>
      <text:p text:style-name="P1"><text:tab/>TRAPHANDLER(stack_exception, T_STACK)</text:p>
      <text:p text:style-name="P1"><text:tab/>TRAPHANDLER(general_protection_fault, T_GPFLT)</text:p>
      <text:p text:style-name="P1"><text:tab/>TRAPHANDLER(page_fault, T_PGFLT)</text:p>
      <text:p text:style-name="P1"/>
      <text:p text:style-name="P1"><text:soft-page-break/><text:tab/>TRAPHANDLER_NOEC(floating_point_error, T_FPERR)</text:p>
      <text:p text:style-name="P1"><text:tab/>TRAPHANDLER(aligment_check, T_ALIGN)</text:p>
      <text:p text:style-name="P1"><text:tab/>TRAPHANDLER_NOEC(machine_check, T_MCHK)</text:p>
      <text:p text:style-name="P1"><text:tab/>TRAPHANDLER_NOEC(simd_floating_point_error, T_SIMDERR)<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0T23:23:51</dc:date>
    <meta:editing-duration>P1DT21H58M26S</meta:editing-duration>
    <meta:editing-cycles>1367</meta:editing-cycles>
    <meta:generator>LibreOffice/3.5$Linux_x86 LibreOffice_project/350m1$Build-202</meta:generator>
    <dc:creator>Yuchen Yan</dc:creator>
    <meta:document-statistic meta:table-count="0" meta:image-count="0" meta:object-count="0" meta:page-count="11" meta:paragraph-count="216" meta:word-count="2031" meta:character-count="14060" meta:non-whitespace-character-count="11897"/>
  </office:meta>
</office:document-meta>
</file>